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officeooo:rsid="0016e46c" officeooo:paragraph-rsid="0016e46c"/>
    </style:style>
    <style:style style:name="P2" style:family="paragraph" style:parent-style-name="Standard">
      <style:paragraph-properties fo:text-align="justify" style:justify-single-word="false"/>
      <style:text-properties officeooo:rsid="0017cc37" officeooo:paragraph-rsid="0017cc37"/>
    </style:style>
    <style:style style:name="P3" style:family="paragraph" style:parent-style-name="Standard">
      <style:paragraph-properties fo:text-align="justify" style:justify-single-word="false"/>
      <style:text-properties officeooo:rsid="00193d74" officeooo:paragraph-rsid="00193d74"/>
    </style:style>
    <style:style style:name="P4" style:family="paragraph" style:parent-style-name="Standard">
      <style:paragraph-properties fo:text-align="justify" style:justify-single-word="false"/>
      <style:text-properties fo:font-variant="normal" fo:text-transform="none" fo:color="#64676e" fo:letter-spacing="normal" officeooo:rsid="0016e46c" officeooo:paragraph-rsid="0016e46c"/>
    </style:style>
    <style:style style:name="T1" style:family="text">
      <style:text-properties fo:font-variant="normal" fo:text-transform="none" fo:color="#64676e" fo:letter-spacing="normal"/>
    </style:style>
    <style:style style:name="T2" style:family="text">
      <style:text-properties fo:font-variant="normal" fo:text-transform="none" fo:color="#64676e" fo:letter-spacing="normal" officeooo:rsid="0017cc37"/>
    </style:style>
    <style:style style:name="T3" style:family="text">
      <style:text-properties fo:font-variant="normal" fo:text-transform="none" fo:color="#64676e" fo:letter-spacing="normal" officeooo:rsid="00193d74"/>
    </style:style>
    <style:style style:name="T4" style:family="text">
      <style:text-properties fo:font-variant="normal" fo:text-transform="none" fo:color="#64676e" fo:letter-spacing="normal" officeooo:rsid="001ad4f8"/>
    </style:style>
    <style:style style:name="T5" style:family="text">
      <style:text-properties fo:font-variant="normal" fo:text-transform="none" fo:color="#64676e" fo:letter-spacing="normal" officeooo:rsid="001b68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 this third and ultimate version of my weather app, there has been improvement on the previous versions. The design and architecture of the app have improved to make the site more reliable and resilient against potential problems. </text:p>
      <text:p text:style-name="P1"><text:span text:style-name="T1">In prototype one, the weather site have retained a direct connection with the OpenWeatherMap API, every distinct call for a new data was handed by the API. This could have accumulated cost after number of calls exceeded some number. Moreover, relying on a lone po</text:span><text:span text:style-name="T3">i</text:span><text:span text:style-name="T1">nt of failure was not a sensible move and not a splendid architecture.</text:span></text:p>
      <text:p text:style-name="P1"><text:span text:style-name="T1">Prototype two, the second version of the architecture was much improvement on prototype one. Building a database in mi-linux for the site to access information from, made the si</text:span><text:span text:style-name="T4">t</text:span><text:span text:style-name="T1">e a bit </text:span><text:span text:style-name="T4">more</text:span><text:span text:style-name="T1"> reliable. If OpenWeatherMap </text:span><text:span text:style-name="T2">server, for any reason could have gone down, then the user still could have accesses the old information from the mi-linux database (server). This improved the architecture and brought the cost down. No matter how many users operating the site, the OpenWeatherMap server were only called for fresh data or if the requested data were unavailable in out database. This meant limiting calls to OpenWeatherMap API and stopping from recurring cost.</text:span></text:p>
      <text:p text:style-name="P2"><text:span text:style-name="T1">In this third version, there is much improvement on</text:span><text:span text:style-name="T5"> </text:span><text:span text:style-name="T1">architecture, reliability and speed of the site. In this final version, the si</text:span><text:span text:style-name="T5">t</text:span><text:span text:style-name="T1">e is using user’s browser to store data, specific to each user. The speed of the si</text:span><text:span text:style-name="T5">t</text:span><text:span text:style-name="T1">e has improved just </text:span><text:span text:style-name="T3">b</text:span><text:span text:style-name="T1">ecause every time the user refreshes the si</text:span><text:span text:style-name="T5">t</text:span><text:span text:style-name="T1">e the data from the local storage is displayed to the user. Calls only been directed to mi-linux server if there are no data or no fresh data in local storage. </text:span><text:span text:style-name="T3">This reduces the number of call</text:span><text:span text:style-name="T5">s</text:span><text:span text:style-name="T3"> to mi-linux and intern reduces the number of calls to OpenWeatherMap API. Using local storage makes the site more resilient if mi-linux goes down for some reason then data from local storage can be displayed even if the data </text:span><text:span text:style-name="T5">is</text:span><text:span text:style-name="T3"> old, instead of displaying error or crash the si</text:span><text:span text:style-name="T5">t</text:span><text:span text:style-name="T3">e completely.</text:span></text:p>
      <text:p text:style-name="P3"><text:span text:style-name="T3">A</text:span><text:span text:style-name="T1">lthough prototype 3 is an improvement on prototype one and on prototype two, but there is still room for improvement, </text:span><text:span text:style-name="T5">to make</text:span><text:span text:style-name="T1"> the architecture </text:span><text:span text:style-name="T5">free from bottlenecks</text:span><text:span text:style-name="T1">. In this final version, when a user visits the si</text:span><text:span text:style-name="T5">t</text:span><text:span text:style-name="T1">e, the data requested from mi-linux server. <text:s/>This is a potential bottleneck, which means if mi-linux server goes down, then there would not be a fresh data for the user. </text:span><text:span text:style-name="T4">This can be improved by including an additional server as back up if mi-linux is down. Also the data stored on mi-linux database is sourced from OpenWeatherMap and if it goes down then all the data in our database going to be out of date. This can also be improved by adding an additional weather API as back u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21:06:59.371903762</meta:creation-date>
    <dc:date>2021-05-25T14:45:26.203787081</dc:date>
    <meta:editing-duration>PT14M30S</meta:editing-duration>
    <meta:editing-cycles>2</meta:editing-cycles>
    <meta:generator>LibreOffice/6.4.7.2$Linux_X86_64 LibreOffice_project/40$Build-2</meta:generator>
    <meta:document-statistic meta:table-count="0" meta:image-count="0" meta:object-count="0" meta:page-count="1" meta:paragraph-count="5" meta:word-count="461" meta:character-count="2690" meta:non-whitespace-character-count="2232"/>
  </office:meta>
</office:document-meta>
</file>